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style:font-name="Courier New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Courier New" fo:font-weight="bold" style:font-weight-asian="bold" style:font-weight-complex="bold"/>
    </style:style>
    <style:style style:name="P3" style:family="paragraph" style:parent-style-name="Standard">
      <style:paragraph-properties fo:margin-top="0cm" fo:margin-bottom="0.499cm"/>
    </style:style>
    <style:style style:name="P4" style:family="paragraph" style:parent-style-name="Text_20_body">
      <style:text-properties fo:color="#000000" style:text-underline-style="none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paragraph-properties fo:margin-left="3.752cm" fo:margin-right="0cm" fo:text-indent="-0.635cm" style:auto-text-indent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8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Text_20_body" style:list-style-name="L11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use-window-font-color="true" style:font-name="Arial" fo:language="zxx" fo:country="none" style:text-underline-style="solid" style:text-underline-width="auto" style:text-underline-color="font-color" style:font-name-asian="AR PL KaitiM GB" style:language-asian="zxx" style:country-asian="none" style:font-name-complex="Lohit Hindi" style:language-complex="zxx" style:country-complex="none"/>
    </style:style>
    <style:style style:name="P14" style:family="paragraph" style:parent-style-name="Text_20_body" style:list-style-name="L11"/>
    <style:style style:name="P15" style:family="paragraph" style:parent-style-name="Text_20_body" style:list-style-name="L1">
      <style:paragraph-properties fo:margin-top="0cm" fo:margin-bottom="0cm"/>
    </style:style>
    <style:style style:name="P16" style:family="paragraph" style:parent-style-name="Text_20_body" style:list-style-name="L2">
      <style:paragraph-properties fo:margin-top="0cm" fo:margin-bottom="0cm"/>
    </style:style>
    <style:style style:name="P17" style:family="paragraph" style:parent-style-name="Text_20_body" style:list-style-name="L3">
      <style:paragraph-properties fo:margin-top="0cm" fo:margin-bottom="0cm"/>
    </style:style>
    <style:style style:name="P18" style:family="paragraph" style:parent-style-name="Text_20_body" style:list-style-name="L4">
      <style:paragraph-properties fo:margin-top="0cm" fo:margin-bottom="0cm"/>
    </style:style>
    <style:style style:name="P19" style:family="paragraph" style:parent-style-name="Text_20_body" style:list-style-name="L12">
      <style:paragraph-properties fo:margin-top="0cm" fo:margin-bottom="0cm"/>
    </style:style>
    <style:style style:name="P20" style:family="paragraph" style:parent-style-name="Text_20_body" style:list-style-name="L10">
      <style:paragraph-properties fo:margin-left="3.752cm" fo:margin-right="0cm" fo:text-indent="-0.635cm" style:auto-text-indent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L6">
      <style:paragraph-properties fo:margin-left="3.752cm" fo:margin-right="0cm" fo:text-indent="-0.635cm" style:auto-text-indent="false"/>
      <style:text-properties fo:color="#000000" style:text-underline-style="none"/>
    </style:style>
    <style:style style:name="P22" style:family="paragraph" style:parent-style-name="Text_20_body" style:list-style-name="L6">
      <style:paragraph-properties fo:margin-left="3.752cm" fo:margin-right="0cm" fo:text-indent="-0.635cm" style:auto-text-indent="fals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er">
      <style:paragraph-properties fo:text-align="end" style:justify-single-word="false"/>
      <style:text-properties style:font-name="Courier New" fo:font-weight="bold" style:font-weight-asian="bold" style:font-weight-complex="bold"/>
    </style:style>
    <style:style style:name="P25" style:family="paragraph" style:parent-style-name="Heading_20_2">
      <style:text-properties style:use-window-font-color="true" style:font-name="Arial" fo:language="zxx" fo:country="none" style:text-underline-style="none" style:font-name-asian="AR PL KaitiM GB" style:language-asian="zxx" style:country-asian="none" style:font-name-complex="Lohit Hindi" style:language-complex="zxx" style:country-complex="none"/>
    </style:style>
    <style:style style:name="P26" style:family="paragraph" style:parent-style-name="Heading_20_2"/>
    <style:style style:name="P27" style:family="paragraph" style:parent-style-name="Heading_20_2">
      <style:paragraph-properties fo:margin-top="0.423cm" fo:margin-bottom="0.212cm" fo:keep-with-next="always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000000" style:font-name="Arial" fo:language="zxx" fo:country="none" style:text-underline-style="none" style:font-name-asian="AR PL KaitiM GB" style:language-asian="zxx" style:country-asian="none" style:font-name-complex="Lohit Hindi" style:language-complex="zxx" style:country-complex="none"/>
    </style:style>
    <style:style style:name="T6" style:family="text">
      <style:text-properties style:font-name="Ubuntu"/>
    </style:style>
    <style:style style:name="T7" style:family="text">
      <style:text-properties style:use-window-font-color="true" style:font-name="Arial" fo:language="zxx" fo:country="none" style:text-underline-style="none" style:font-name-asian="AR PL KaitiM GB" style:language-asian="zxx" style:country-asian="none" style:font-name-complex="Lohit Hindi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 Projects: Address Boo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s/>1 Introduction<text:tab/>1</text:p>
          <text:p text:style-name="P23"><text:s/>2 Basic Features<text:tab/>1</text:p>
          <text:p text:style-name="P28"><text:s/>2.1 Add contacts to address book<text:tab/>1</text:p>
          <text:p text:style-name="P28"><text:s/>2.2 Delete contacts from address book<text:tab/>2</text:p>
          <text:p text:style-name="P28"><text:s/>2.3 Edit contacts from address book<text:tab/>2</text:p>
          <text:p text:style-name="P28"><text:s/>2.4 Query contacts<text:tab/>2</text:p>
          <text:p text:style-name="P28"><text:s/>2.5 Error Handling<text:tab/>2</text:p>
          <text:p text:style-name="P29"><text:s/>2.5.1 Add contacts to address book <text:tab/>2</text:p>
          <text:p text:style-name="P29"><text:s/>2.5.2 Delete contacts from address book<text:tab/>2</text:p>
          <text:p text:style-name="P29"><text:s/>2.5.3 Edit contacts from address book<text:tab/>2</text:p>
          <text:p text:style-name="P23"><text:s/>3 Additional (Extra) Features<text:tab/>3</text:p>
          <text:p text:style-name="P28"><text:s/>3.1 Export / Import Contacts<text:tab/>3</text:p>
          <text:p text:style-name="P28"><text:s/>3.2 Create group<text:tab/>3</text:p>
        </text:index-body>
      </text:table-of-content>
      <text:h text:style-name="Heading_20_1" text:outline-level="1" text:is-list-header="true"/>
      <text:h text:style-name="Heading_20_1" text:outline-level="1">Introduction</text:h>
      <text:p text:style-name="Standard"/>
      <text:p text:style-name="P3"><text:tab/>Address book is an application to store and query contacts. </text:p>
      <text:p text:style-name="Text_20_body"><text:tab/>Basic Features are highlighted below: </text:p>
      <text:list xml:id="list1254632614" text:style-name="L1">
        <text:list-item>
          <text:p text:style-name="P8">Add/Delete contacts to address book. </text:p>
        </text:list-item>
        <text:list-item>
          <text:p text:style-name="P15">Search for contacts (Based on various search option like name, phone no, email etc) </text:p>
        </text:list-item>
        <text:list-item>
          <text:p text:style-name="P8">Update existing contacts. </text:p>
        </text:list-item>
      </text:list>
      <text:h text:style-name="Heading_20_1" text:outline-level="1">Basic Features</text:h>
      <text:h text:style-name="Heading_20_2" text:outline-level="2"><text:a xlink:type="simple" xlink:href="http://192.168.32.128:8080/xplanner-plus/do/view/task?oid=1761#"><text:span text:style-name="T1">Add contacts to address book</text:span></text:a></text:h>
      <text:p text:style-name="P3"><text:tab/>User should be able to add contacts to the address book. </text:p>
      <text:list xml:id="list2013914428" text:style-name="L2">
        <text:list-item>
          <text:p text:style-name="P16">Fields/Information for "Contact" has to be identified. </text:p>
        </text:list-item>
        <text:list-item>
          <text:p text:style-name="P16">When "Add contacts" is selected from the application menu, prompt for contact details </text:p>
        </text:list-item>
        <text:list-item>
          <text:p text:style-name="P16">In the display, mark mandatory information with star (*) </text:p>
        </text:list-item>
        <text:list-item>
          <text:p text:style-name="P16">If mandatory information (say Name) is not entered, display info message and re-prompt </text:p>
        </text:list-item>
        <text:list-item>
          <text:p text:style-name="P9"><text:soft-page-break/>After entering the details, display an option to save or cancel saving the contact </text:p>
        </text:list-item>
      </text:list>
      <text:h text:style-name="Heading_20_2" text:outline-level="2"><text:a xlink:type="simple" xlink:href="http://192.168.32.128:8080/xplanner-plus/do/view/task?oid=1762#"><text:span text:style-name="T1">Delete contacts from address book</text:span></text:a></text:h>
      <text:p text:style-name="P3"><text:tab/>User should be able to delete contacts from the address book. </text:p>
      <text:list xml:id="list1262389618" text:style-name="L3">
        <text:list-item>
          <text:p text:style-name="P17">Application ask for the Contact name </text:p>
        </text:list-item>
        <text:list-item>
          <text:p text:style-name="P10">Display the appropriate Message </text:p>
        </text:list-item>
      </text:list>
      <text:p text:style-name="Text_20_body">After selecting the contact, display an option to delete or cancel deleting the contact.</text:p>
      <text:h text:style-name="Heading_20_2" text:outline-level="2"><text:a xlink:type="simple" xlink:href="http://192.168.32.128:8080/xplanner-plus/do/view/task?oid=1763#"><text:span text:style-name="T1">Edit contacts from address book</text:span></text:a></text:h>
      <text:p text:style-name="Standard">User should be able to edit contacts to the address book. </text:p>
      <text:list xml:id="list952369403" text:style-name="L4">
        <text:list-item>
          <text:p text:style-name="P18">Application should ask contact name/number to edit </text:p>
        </text:list-item>
        <text:list-item>
          <text:p text:style-name="P18">Display the appropriate message </text:p>
          <text:p text:style-name="P18"/>
        </text:list-item>
      </text:list>
      <text:p text:style-name="Text_20_body">After entering the details, display an option to update or cancel updating the contact.</text:p>
      <text:h text:style-name="P27" text:outline-level="2"><text:a xlink:type="simple" xlink:href="http://192.168.32.128:8080/xplanner-plus/do/view/task?oid=1764#"><text:span text:style-name="T5">Query contacts</text:span></text:a></text:h>
      <text:p text:style-name="P4">Using this feature the address book will be searched. If search is successful, the details can be viewed.</text:p>
      <text:h text:style-name="P27" text:outline-level="2"><text:a xlink:type="simple" xlink:href="http://192.168.32.128:8080/xplanner-plus/do/view/task?oid=1768#"><text:span text:style-name="T7">Error Handling</text:span></text:a></text:h>
      <text:h text:style-name="Heading_20_3" text:outline-level="3"><text:a xlink:type="simple" xlink:href="http://192.168.32.128:8080/xplanner-plus/do/view/task?oid=1761#"><text:span text:style-name="T1">Add contacts to address book</text:span></text:a><text:span text:style-name="T2"><text:tab/></text:span></text:h>
      <text:list xml:id="list1762606881" text:style-name="L6">
        <text:list-item>
          <text:p text:style-name="P22">If contact is already present, ask to the user for overwrite or not.</text:p>
        </text:list-item>
        <text:list-item>
          <text:p text:style-name="P21"><text:s/>If contact number and email are not in valid format, it should show the error.</text:p>
        </text:list-item>
        <text:list-item>
          <text:p text:style-name="P21">Application should not allow the user to enter the name, number, and email, beyond the permitted size.</text:p>
        </text:list-item>
      </text:list>
      <text:h text:style-name="Heading_20_3" text:outline-level="3"><text:a xlink:type="simple" xlink:href="http://192.168.32.128:8080/xplanner-plus/do/view/task?oid=1762#"><text:span text:style-name="T4">Delete contacts from address book</text:span></text:a></text:h>
      <text:list xml:id="list2132777590" text:style-name="L8">
        <text:list-item>
          <text:p text:style-name="P11">If contact is not present, error message should be displayed.</text:p>
        </text:list-item>
        <text:list-item>
          <text:p text:style-name="P11">If file is having multiple contacts with same name/surname, application should ask for a particular name.</text:p>
        </text:list-item>
      </text:list>
      <text:h text:style-name="Heading_20_3" text:outline-level="3"><text:a xlink:type="simple" xlink:href="http://192.168.32.128:8080/xplanner-plus/do/view/task?oid=1763#"><text:span text:style-name="T3">Edit contacts from address book</text:span></text:a></text:h>
      <text:list xml:id="list52495437" text:style-name="L10">
        <text:list-item>
          <text:p text:style-name="P20">If contact is already present, ask to the user for overwrite or not.</text:p>
        </text:list-item>
      </text:list>
      <text:p text:style-name="P6"/>
      <text:h text:style-name="Heading_20_1" text:outline-level="1"><text:soft-page-break/>Additional (Extra) Features</text:h>
      <text:p text:style-name="P7">Additional features should be implemented after building and testing a successful address book product.</text:p>
      <text:h text:style-name="P25" text:outline-level="2">Export / Import Contacts</text:h>
      <text:p text:style-name="P13"/>
      <text:list xml:id="list100204491" text:style-name="L11">
        <text:list-item>
          <text:p text:style-name="P14">It should be possible to export the data into a new file.</text:p>
        </text:list-item>
        <text:list-item>
          <text:p text:style-name="P12">It can import data from an existing <text:s/>file.</text:p>
        </text:list-item>
      </text:list>
      <text:h text:style-name="Heading_20_2" text:outline-level="2"><text:a xlink:type="simple" xlink:href="http://192.168.32.128:8080/xplanner-plus/do/view/task?oid=1767#"><text:span text:style-name="T1">Create group</text:span></text:a></text:h>
      <text:p text:style-name="P3"><text:tab/>User should be able to edit contacts to the address book. </text:p>
      <text:list xml:id="list236601739" text:style-name="L12">
        <text:list-item>
          <text:p text:style-name="P19">Application should ask contact name/number to edit </text:p>
        </text:list-item>
        <text:list-item>
          <text:p text:style-name="P19">Display the appropriate message </text:p>
        </text:list-item>
      </text:list>
      <text:p text:style-name="Text_20_body"/>
      <text:p text:style-name="P5"><text:span text:style-name="T6">After </text:span><text:span text:style-name="T6">entering</text:span><text:span text:style-name="T6"> the details, display an option to update or cancel updating the contac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ourier New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Courier New" fo:font-weight="bold" style:font-weight-asian="bold" style:font-weight-complex="bold"/>
    </style:style>
    <style:style style:name="MT1" style:family="text">
      <style:text-properties fo:color="#000000" style:font-name="Arial" fo:language="zxx" fo:country="none" style:text-underline-style="none" style:font-name-asian="AR PL KaitiM GB" style:language-asian="zxx" style:country-asian="none" style:font-name-complex="Lohit Hindi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ddress Book C Project Customer Requirements<text:tab/><text:tab/></text:p>
      </style:header>
      <style:footer>
        <text:p text:style-name="MP2"/>
        <text:p text:style-name="MP2"><text:a xlink:type="simple" xlink:href="http://192.168.32.128:8080/xplanner-plus/do/view/task?oid=1764#"><text:span text:style-name="MT1">Query contacts</text:span></text:a>©EmertXe Information Technologies Pvt. Ltd., 201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nil Patel</meta:initial-creator>
    <meta:creation-date>2012-11-02T15:48:21</meta:creation-date>
    <meta:generator>LibreOffice/3.3$Linux LibreOffice_project/330m19$Build-401</meta:generator>
    <dc:date>2012-11-08T15:09:40</dc:date>
    <dc:creator>flaby_jacob </dc:creator>
    <meta:editing-duration>PT2H28M25S</meta:editing-duration>
    <meta:editing-cycles>17</meta:editing-cycles>
    <meta:document-statistic meta:table-count="0" meta:image-count="0" meta:object-count="0" meta:page-count="3" meta:paragraph-count="63" meta:word-count="520" meta:character-count="3046"/>
  </office:meta>
</office:document-meta>
</file>